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ListParagraph" style:list-style-name="LFO1" style:family="paragraph"/>
    <style:style style:name="T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ListParagraph" style:list-style-name="LFO1" style:family="paragraph"/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P71" style:parent-style-name="ListParagraph" style:list-style-name="LFO1" style:family="paragraph"/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P77" style:parent-style-name="ListParagraph" style:list-style-name="LFO1" style:family="paragraph"/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P80" style:parent-style-name="ListParagraph" style:list-style-name="LFO1" style:family="paragraph"/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P83" style:parent-style-name="ListParagraph" style:list-style-name="LFO1" style:family="paragraph"/>
    <style:style style:name="T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ListParagraph" style:list-style-name="LFO1" style:family="paragraph"/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P89" style:parent-style-name="ListParagraph" style:list-style-name="LFO1" style:family="paragraph"/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P9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30 Diverse Benchmark Cases</text:p>
      <text:list text:style-name="LFO1" text:continue-numbering="true">
        <text:list-item>
          <text:p text:style-name="P2"><text:span text:style-name="T3">Dense Market Basket Data:</text:span><text:span text:style-name="T4"><text:s/>A dataset with high transaction density where most transactions contain many items.</text:span></text:p>
        </text:list-item>
        <text:list-item>
          <text:p text:style-name="P5"><text:span text:style-name="T6">Sparse Transaction Data:</text:span><text:span text:style-name="T7"><text:s/>Transactions that include only a few items each, with a very large itemset.</text:span></text:p>
        </text:list-item>
        <text:list-item>
          <text:p text:style-name="P8"><text:span text:style-name="T9">Long Transaction Data:</text:span><text:span text:style-name="T10"><text:s/>Cases where each transaction has a very high number of items.</text:span></text:p>
        </text:list-item>
        <text:list-item>
          <text:p text:style-name="P11"><text:span text:style-name="T12">Short Transaction Data:</text:span><text:span text:style-name="T13"><text:s/>Transactions with very few items, stressing the ability to detect patterns among limited data.</text:span></text:p>
        </text:list-item>
        <text:list-item>
          <text:p text:style-name="P14"><text:span text:style-name="T15">High Dimensional Data:</text:span><text:span text:style-name="T16"><text:s/>Datasets with an extremely high number of different items (features) to challenge scalability.</text:span></text:p>
        </text:list-item>
        <text:list-item>
          <text:p text:style-name="P17"><text:span text:style-name="T18">Low Dimensional Data:</text:span><text:span text:style-name="T19"><text:s/>Datasets with fewer items where the focus is on frequency and overlap.</text:span></text:p>
        </text:list-item>
        <text:list-item>
          <text:p text:style-name="P20"><text:span text:style-name="T21">Noisy Data:</text:span><text:span text:style-name="T22"><text:s/>Transactions with random noise or injected errors to test robustness.</text:span></text:p>
        </text:list-item>
        <text:list-item>
          <text:p text:style-name="P23"><text:span text:style-name="T24">Synthetic Worst-Case Pattern:</text:span><text:span text:style-name="T25"><text:s/>Crafted datasets known to trigger worst-case performance in algorithmic implementations.</text:span></text:p>
        </text:list-item>
        <text:list-item>
          <text:p text:style-name="P26"><text:span text:style-name="T27">Randomly Generated Dataset:</text:span><text:span text:style-name="T28"><text:s/>Fully random transactions to benchmark average case performance.</text:span></text:p>
        </text:list-item>
        <text:list-item>
          <text:p text:style-name="P29"><text:span text:style-name="T30">Uniform Distribution:</text:span><text:span text:style-name="T31"><text:s/>Every item appears with equal frequency, testing how well both systems handle lack of skew.</text:span></text:p>
        </text:list-item>
        <text:list-item>
          <text:p text:style-name="P32"><text:span text:style-name="T33">Skewed Frequency Distribution:</text:span><text:span text:style-name="T34"><text:s/>Some items appear very frequently while others are rare, mimicking many real-world distributions.</text:span></text:p>
        </text:list-item>
        <text:list-item>
          <text:p text:style-name="P35"><text:span text:style-name="T36">Many Rare Items:</text:span><text:span text:style-name="T37"><text:s/>A scenario where many items have very low support, challenging support thresholding.</text:span></text:p>
        </text:list-item>
        <text:list-item>
          <text:p text:style-name="P38"><text:span text:style-name="T39">Frequent Pattern Explosion:</text:span><text:span text:style-name="T40"><text:s/>A dataset designed to produce a combinatorial explosion of frequent patterns.</text:span></text:p>
        </text:list-item>
        <text:list-item>
          <text:p text:style-name="P41"><text:span text:style-name="T42">Hierarchical Items:</text:span><text:span text:style-name="T43"><text:s/>Data where items have a natural hierarchy (e.g., categories and subcategories), testing algorithm adaptability.</text:span></text:p>
        </text:list-item>
        <text:list-item>
          <text:p text:style-name="P44"><text:span text:style-name="T45">Time Series Transactions:</text:span><text:span text:style-name="T46"><text:s/>Transactions timestamped over time to allow for sequential and temporal pattern mining.</text:span></text:p>
        </text:list-item>
        <text:list-item>
          <text:p text:style-name="P47"><text:span text:style-name="T48">Mixed Data Types:</text:span><text:span text:style-name="T49"><text:s/>A mix of categorical and numerical data where conversion and discretization are required.</text:span></text:p>
        </text:list-item>
        <text:list-item>
          <text:p text:style-name="P50"><text:span text:style-name="T51">Large-Scale Industrial Dataset:</text:span><text:span text:style-name="T52"><text:s/>A large real-world dataset (millions of transactions) to test scalability and efficiency.</text:span></text:p>
        </text:list-item>
        <text:list-item>
          <text:p text:style-name="P53"><text:span text:style-name="T54">Small-Scale Educational Dataset:</text:span><text:span text:style-name="T55"><text:s/>A much smaller dataset to verify correctness and low-overhead performance.</text:span></text:p>
        </text:list-item>
        <text:list-item>
          <text:p text:style-name="P56"><text:span text:style-name="T57">Interdependent Items:</text:span><text:span text:style-name="T58"><text:s/>Transactions where certain items only appear in combination with others, testing conditional pattern detection.</text:span></text:p>
        </text:list-item>
        <text:list-item>
          <text:p text:style-name="P59"><text:span text:style-name="T60">Sequential Patterns:</text:span><text:span text:style-name="T61"><text:s/>Data designed to test the ability to discover sequential (ordered) patterns.</text:span></text:p>
        </text:list-item>
        <text:list-item>
          <text:p text:style-name="P62"><text:span text:style-name="T63">Subsequence Patterns:</text:span><text:span text:style-name="T64"><text:s/>Datasets where subsequences (not necessarily contiguous) need to be discovered.</text:span></text:p>
        </text:list-item>
        <text:list-item>
          <text:p text:style-name="P65"><text:span text:style-name="T66">Constraint-Based Patterns:</text:span><text:span text:style-name="T67"><text:s/>Cases where additional constraints (e.g., maximum gap, item exclusion) are applied.</text:span></text:p>
        </text:list-item>
        <text:list-item>
          <text:p text:style-name="P68"><text:span text:style-name="T69">Temporal Constraint Patterns:</text:span><text:span text:style-name="T70"><text:s/>Datasets where patterns must occur within specific time intervals.</text:span></text:p>
        </text:list-item>
        <text:list-item>
          <text:p text:style-name="P71"><text:span text:style-name="T72">Attribute Constraints:</text:span><text:span text:style-name="T73"><text:s/>Transactions enriched with item attributes that must be factored into pattern discovery.</text:span></text:p>
        </text:list-item>
        <text:list-item>
          <text:p text:style-name="P74"><text:span text:style-name="T75">Dynamic Pattern Count:</text:span><text:span text:style-name="T76"><text:s/>Datasets where the number of potential patterns is not known in advance and may vary greatly.</text:span></text:p>
        </text:list-item>
        <text:list-item>
          <text:p text:style-name="P77"><text:span text:style-name="T78">Low Support Threshold:</text:span><text:span text:style-name="T79"><text:s/>Cases with an extremely low support threshold to test sensitivity to noise and performance overhead.</text:span></text:p>
        </text:list-item>
        <text:list-item>
          <text:p text:style-name="P80"><text:span text:style-name="T81">High Support Threshold:</text:span><text:span text:style-name="T82"><text:s/>Datasets with high support thresholds to see how efficiently the algorithms prune uninteresting patterns.</text:span></text:p>
        </text:list-item>
        <text:list-item>
          <text:p text:style-name="P83"><text:span text:style-name="T84">Overlapping Patterns:</text:span><text:span text:style-name="T85"><text:s/>Transactions where several patterns overlap significantly, testing the resolution of pattern ambiguity.</text:span></text:p>
        </text:list-item>
        <text:list-item>
          <text:p text:style-name="P86"><text:span text:style-name="T87">Unique Items per Transaction:</text:span><text:span text:style-name="T88"><text:s/>Each transaction is composed of distinct items, challenging duplicate detection and counting.</text:span></text:p>
        </text:list-item>
        <text:list-item>
          <text:p text:style-name="P89"><text:span text:style-name="T90">Mixed Noise and Outliers:</text:span><text:span text:style-name="T91"><text:s/>A dataset with both systematic noise and outlier transactions to assess robustness against real-world data imperfections.</text:span></text:p>
        </text:list-item>
      </text:list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hmed Nazar  F19-0861</meta:initial-creator>
    <dc:creator>Ahmed Nazar  F19-0861</dc:creator>
    <meta:creation-date>2025-03-04T09:06:00Z</meta:creation-date>
    <dc:date>2025-03-04T09:09:00Z</dc:date>
    <meta:template xlink:href="Normal" xlink:type="simple"/>
    <meta:editing-cycles>1</meta:editing-cycles>
    <meta:editing-duration>PT180S</meta:editing-duration>
    <meta:document-statistic meta:page-count="2" meta:paragraph-count="6" meta:word-count="508" meta:character-count="3400" meta:row-count="24" meta:non-whitespace-character-count="2898"/>
  </office:meta>
</office:document-meta>
</file>